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09mm"/>
    </style:style>
    <style:style style:name="co2" style:family="table-column">
      <style:table-column-properties fo:break-before="auto" style:column-width="81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row table:style-name="ro1">
          <table:table-cell table:style-name="ce1" office:value-type="string" calcext:value-type="string">
            <text:p>Discom Code</text:p>
          </table:table-cell>
          <table:table-cell table:style-name="ce4" office:value-type="string" calcext:value-type="string">
            <text:p>location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16.9497280364801,74.40878712962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26.3186072312698,89.44887366141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24.1808889018735,78.198034584032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22.6133539003283,75.681397952970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23.0945620244689,77.50927930727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0.6648169869017,76.290914457437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27.3585990784326,93.0425575195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30.8382098613349,76.939168596188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9.7128164858328,75.90329682787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2.5577245285299,76.127371311350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23.3720546360262,85.325219626722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24.7212280134583,93.836225698833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25.5165134215714,90.219916144901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24.2304594762243,92.677279086805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26.722133937258,95.031085815742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9.9265032576606,73.868601075467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8.12586912891,75.400225823288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8.2097240582335,76.841664591016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27.3359961552468,88.618272483465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23.8384065876902,91.637357801389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3.1866716376707,82.352687139942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21.5992268944101,71.212305113001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21.6329578946794,72.989137730411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22.9575794797821,73.336802158518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22.8292590328683,72.363130327731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7.1632316540833,84.326539446665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25.3869057713123,87.09832384390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3.793190433286,75.106966715775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6.4355162225834,89.980328259268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12.5035905014504,74.990248763220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9.9692830596893,77.543444157756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8.0298540263255,78.286509110361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28.0677739847044,78.755187870874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26.0364359693813,80.578666179304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19.6746773673001,78.536154748245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18.0480929170947,78.264112926399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18.7704692122318,84.411204715403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16.8909090207963,80.096399752180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17.5598418923328,76.568662314377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12.7103217381967,77.694242000646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13.3162076008007,76.257229427538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16.727253455915,75.066526083472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12.8959013138053,75.041178154371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15.5915071214987,73.810746300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20.5809556658277,86.560128859784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16.7322143384764,82.214818507655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13.1036407183417,80.2769031487415</text:p>
          </table:table-cell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30.7293729833143,78.4407747434172</text:p>
          </table:table-cell>
        </table:table-row>
      </table:table>
      <table:named-expressions>
        <table:named-range table:name="HTML_1" table:base-cell-address="$Sheet1.$A$1" table:cell-range-address=".$A$1:.$B$49"/>
        <table:named-range table:name="HTML_all" table:base-cell-address="$Sheet1.$A$1" table:cell-range-address=".$A$1:.$B$49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30T18:58:50.904293911</dc:date>
    <meta:editing-duration>PT18S</meta:editing-duration>
    <meta:editing-cycles>1</meta:editing-cycles>
    <meta:generator>LibreOffice/5.1.4.2$Linux_X86_64 LibreOffice_project/10m0$Build-2</meta:generator>
    <meta:document-statistic meta:table-count="1" meta:cell-count="98" meta:object-count="0"/>
  </office:meta>
</office:document-meta>
</file>